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HeiTi" svg:font-family="FZHeiTi" style:font-family-generic="system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HeiTi" svg:font-family="FZHeiTi" style:font-family-generic="system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FZSongTi" style:font-size-asian="12pt" style:language-asian="zh" style:country-asian="CN" style:font-name-complex="Lucida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FZHeiT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rl-Hainz Mustermann</meta:initial-creator>
    <meta:creation-date>2010-04-08T15:37:20</meta:creation-date>
    <meta:document-statistic meta:table-count="0" meta:image-count="0" meta:object-count="0" meta:page-count="1" meta:paragraph-count="0" meta:word-count="0" meta:character-count="0"/>
    <meta:generator>StarOffice/9$Solaris_x86 OpenOffice.org_project/300m75$Build-9488</meta:generator>
  </office:meta>
</office:document-meta>
</file>